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writing-mode="lr-tb"/>
      <style:text-properties fo:background-color="transparent"/>
    </style:style>
    <style:style style:name="P2" style:family="paragraph" style:parent-style-name="Heading_20_3">
      <style:paragraph-properties fo:margin-left="0cm" fo:margin-right="0cm" fo:text-indent="0cm" style:auto-text-indent="false" style:writing-mode="lr-tb"/>
      <style:text-properties fo:background-color="transparent"/>
    </style:style>
    <style:style style:name="P3" style:family="paragraph" style:parent-style-name="Text_20_body">
      <style:paragraph-properties fo:margin-left="0cm" fo:margin-right="0cm" fo:text-indent="0cm" style:auto-text-indent="false" style:writing-mode="lr-tb"/>
    </style:style>
    <style:style style:name="P4" style:family="paragraph" style:parent-style-name="Text_20_body">
      <style:paragraph-properties fo:margin-left="0cm" fo:margin-right="0cm" fo:text-indent="0cm" style:auto-text-indent="false" style:writing-mode="lr-tb"/>
      <style:text-properties fo:background-color="transparent"/>
    </style:style>
    <style:style style:name="P5" style:family="paragraph" style:parent-style-name="Text_20_body" style:list-style-name="L4">
      <style:paragraph-properties fo:margin-left="0cm" fo:margin-right="0cm" fo:text-indent="0cm" style:auto-text-indent="false" fo:padding="0cm" fo:border="none" style:writing-mode="lr-tb"/>
      <style:text-properties fo:background-color="transparent"/>
    </style:style>
    <style:style style:name="P6" style:family="paragraph" style:parent-style-name="Text_20_body" style:list-style-name="L5">
      <style:paragraph-properties fo:margin-left="0cm" fo:margin-right="0cm" fo:text-indent="0cm" style:auto-text-indent="false" fo:padding="0cm" fo:border="none" style:writing-mode="lr-tb"/>
      <style:text-properties fo:background-color="transparent"/>
    </style:style>
    <style:style style:name="P7" style:family="paragraph" style:parent-style-name="Text_20_body" style:list-style-name="L1">
      <style:paragraph-properties fo:margin-left="0cm" fo:margin-right="0cm" fo:text-indent="0cm" style:auto-text-indent="false" fo:padding="0cm" fo:border="none" style:writing-mode="lr-tb"/>
    </style:style>
    <style:style style:name="P8" style:family="paragraph" style:parent-style-name="Text_20_body" style:list-style-name="L2">
      <style:paragraph-properties fo:margin-left="0cm" fo:margin-right="0cm" fo:text-indent="0cm" style:auto-text-indent="false" fo:padding="0cm" fo:border="none" style:writing-mode="lr-tb"/>
    </style:style>
    <style:style style:name="P9" style:family="paragraph" style:parent-style-name="Text_20_body" style:list-style-name="L3">
      <style:paragraph-properties fo:margin-left="0cm" fo:margin-right="0cm" fo:text-indent="0cm" style:auto-text-indent="false" fo:padding="0cm" fo:border="none" style:writing-mode="lr-tb"/>
    </style:style>
    <style:style style:name="P10" style:family="paragraph" style:parent-style-name="Text_20_body" style:list-style-name="L4">
      <style:paragraph-properties fo:margin-left="0cm" fo:margin-right="0cm" fo:text-indent="0cm" style:auto-text-indent="false" fo:padding="0cm" fo:border="none" style:writing-mode="lr-tb"/>
    </style:style>
    <style:style style:name="P11" style:family="paragraph" style:parent-style-name="Text_20_body" style:list-style-name="L4">
      <style:paragraph-properties fo:margin-left="0cm" fo:margin-right="0cm" fo:text-indent="0cm" style:auto-text-indent="false" fo:padding="0cm" fo:border="none" style:writing-mode="lr-tb"/>
      <style:text-properties fo:background-color="#f4cccc"/>
    </style:style>
    <style:style style:name="P12" style:family="paragraph" style:parent-style-name="Text_20_body" style:list-style-name="L5">
      <style:paragraph-properties fo:margin-left="0cm" fo:margin-right="0cm" fo:text-indent="0cm" style:auto-text-indent="false" fo:padding="0cm" fo:border="none" style:writing-mode="lr-tb"/>
      <style:text-properties fo:background-color="#d9d9d9"/>
    </style:style>
    <style:style style:name="T1" style:family="text">
      <style:text-properties fo:background-color="transparent" loext:char-shading-value="0"/>
    </style:style>
    <style:style style:name="T2" style:family="text">
      <style:text-properties fo:background-color="#f4cccc" loext:char-shading-value="0"/>
    </style:style>
    <style:style style:name="T3" style:family="text">
      <style:text-properties fo:background-color="#ffd966" loext:char-shading-value="0"/>
    </style:style>
    <style:style style:name="T4" style:family="text">
      <style:text-properties fo:background-color="#d9d9d9"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 de desarrollo**</text:p>
      <text:p text:style-name="P3"/>
      <text:p text:style-name="P3">LAS PRUEBAS SON LA ACTIVIDAD de mejora de la calidad más popular: una práctica respaldada por una gran cantidad de investigaciones industriales y académicas, así como por la experiencia comercial.</text:p>
      <text:p text:style-name="P3"/>
      <text:p text:style-name="P3">Las pruebas unitarias son la ejecución de una clase completa, rutina o programa pequeño que ha sido escrito por un solo programador o equipo de programadores, que se prueba de forma aislada del sistema más completo.</text:p>
      <text:p text:style-name="P3">Las pruebas de componentes son la ejecución de una clase, paquete, programa pequeño u otro elemento de programa que involucra el trabajo de varios programadores o equipos de programación, que se prueba de forma aislada del sistema más completo.</text:p>
      <text:p text:style-name="P3">Las pruebas de integración son la ejecución combinada de dos o más clases, paquetes, componentes o subsistemas que han sido creados por varios programadores o equipos de programación. Este tipo de pruebas generalmente comienza tan pronto como hay dos clases para probar y continúa hasta que se completa todo el sistema.</text:p>
      <text:p text:style-name="P3">Las pruebas de regresión son la repetición de casos de prueba previamente ejecutados con el propósito de encontrar defectos en el software que previamente pasó el mismo conjunto de pruebas.</text:p>
      <text:p text:style-name="P3">Las pruebas de sistema son la ejecución del software en su configuración final, incluida la integración con otros sistemas de software y hardware. Se prueban cuestiones de seguridad, rendimiento, pérdida de recursos, problemas de tiempo y otros problemas que no pueden probarse en niveles más bajos de integración.</text:p>
      <text:p text:style-name="P3"/>
      <text:p text:style-name="P3">Numerosos tipos adicionales de pruebas son realizadas por personal de pruebas especializado y rara vez por desarrolladores, incluidos beta tests, pruebas de aceptación del cliente, pruebas de rendimiento, pruebas de configuración, pruebas de plataforma, pruebas de estrés, pruebas de usabilidad, etc.</text:p>
      <text:p text:style-name="P3"/>
      <text:p text:style-name="P3">Las pruebas generalmente se dividen en dos categorías amplias: pruebas de caja negra y pruebas de caja blanca (o de caja de cristal).</text:p>
      <text:p text:style-name="P3"/>
      <text:p text:style-name="P3">Las "pruebas de caja negra" se refieren a pruebas en las que el tester no puede ver el funcionamiento interno del elemento que se está probando.</text:p>
      <text:p text:style-name="P3">Las "pruebas de caja blanca" se refieren a pruebas en las que el tester conoce el funcionamiento interno del elemento que se está probando. Este es el tipo de prueba que tú, como desarrollador, usas para probar tu propio código.</text:p>
      <text:p text:style-name="P3"/>
      <text:p text:style-name="P3"><text:soft-page-break/>Las pruebas son un medio para detectar errores. La depuración es un medio para diagnosticar y corregir las causas raíz de los errores que ya se han detectado.</text:p>
      <text:p text:style-name="P3"/>
      <text:p text:style-name="P3">**Papel de las pruebas de desarrollo en la calidad del software**</text:p>
      <text:p text:style-name="P3">Las prácticas de desarrollo colaborativo en sus diversas formas han demostrado encontrar un porcentaje más alto de errores que las pruebas.</text:p>
      <text:p text:style-name="P3">Las pruebas son una parte importante de cualquier programa de calidad de software y, en muchos casos, es la única parte.</text:p>
      <text:p text:style-name="P3">Una prueba exitosa es aquella que rompe el software. El objetivo de todas las demás actividades de desarrollo es prevenir errores.</text:p>
      <text:p text:style-name="P3">Las pruebas nunca pueden probar completamente la ausencia de errores.</text:p>
      <text:p text:style-name="P3">Las pruebas por sí solas no mejoran la calidad del software. Si quieres mejorar tu software, no solo pruebes más; desarrolla mejor.</text:p>
      <text:p text:style-name="P3">Las pruebas requieren que asumas que encontrarás errores en tu código. Si asumes que no, probablemente no los encontrarás. La principal fuente de errores no detectados fue que la salida errónea no se examinó cuidadosamente. Los errores eran visibles, pero los programadores no los notaron (Myers 1978).</text:p>
      <text:p text:style-name="P3"/>
      <text:p text:style-name="P3">**¿Cuánto tiempo se debe dedicar a las pruebas de desarrollo en un proyecto típico?**</text:p>
      <text:p text:style-name="P3">Una cifra comúnmente citada para todas las pruebas es el 50% del tiempo dedicado al proyecto, pero eso es engañoso.</text:p>
      <text:p text:style-name="P3">Las pruebas por sí solas llevan menos tiempo. En segundo lugar, esa cifra representa la cantidad de tiempo que normalmente se dedica, no el tiempo que se debería dedicar.</text:p>
      <text:p text:style-name="P3">Dependiendo del tamaño y la complejidad del proyecto, las pruebas de desarrollo probablemente deberían tomar entre el 8% y el 25% del tiempo total del proyecto.</text:p>
      <text:p text:style-name="P3"/>
      <text:p text:style-name="P3">**¿Qué haces con los resultados de las pruebas de desarrollo?**</text:p>
      <text:p text:style-name="P3">Incluso si nunca corriges los defectos que las pruebas encuentran, las pruebas describen qué tan confiable es el software.</text:p>
      <text:p text:style-name="P3">El resultado es que pueden y generalmente guían correcciones al software. Finalmente, con el tiempo, el registro de defectos encontrados a través de pruebas ayuda a revelar los tipos de errores que son más comunes.</text:p>
      <text:p text:style-name="P3"/>
      <text:p text:style-name="P3">**Enfoque recomendado para las pruebas de desarrollo**</text:p>
      <text:p text:style-name="P3">Un enfoque sistemático para las pruebas de desarrollo maximiza tu capacidad para detectar errores de todo tipo con un mínimo de esfuerzo.</text:p>
      <text:p text:style-name="P3"><text:soft-page-break/>Prueba cada requisito relevante para asegurarte de que los requisitos se hayan implementado. Planea los casos de prueba para este paso en la etapa de requisitos o lo antes posible, preferiblemente antes de comenzar a escribir la unidad a probar.</text:p>
      <text:p text:style-name="P3">Prueba cada aspecto relevante del diseño para asegurarte de que el diseño se haya implementado.</text:p>
      <text:p text:style-name="P3">Usa la "prueba de base". Como mínimo, deberías probar cada línea de código.</text:p>
      <text:p text:style-name="P3">Usa una lista de verificación de los tipos de errores que has cometido en el proyecto hasta la fecha o que has cometido en proyectos anteriores.</text:p>
      <text:p text:style-name="P3">Diseña los casos de prueba junto con el producto. Esto puede ayudar a evitar errores en los requisitos y el diseño, que tienden a ser más costosos que los errores de codificación.</text:p>
      <text:p text:style-name="P3">Planifica probar y encontrar defectos lo antes posible porque es más barato corregir defectos temprano.</text:p>
      <text:p text:style-name="P3"/>
      <text:p text:style-name="P3">**¿Probar primero o probar después?**</text:p>
      <text:p text:style-name="P3">Escribir casos de prueba primero te obliga a pensar al menos un poco sobre los requisitos y el diseño antes de escribir código, lo que tiende a producir un mejor código.</text:p>
      <text:p text:style-name="P3">El gráfico del aumento de costos por defectos—ver Figura 3-1—sugiere que escribir casos de prueba primero minimizará el tiempo entre cuando un defecto se inserta en el código y cuando el defecto se detecta y elimina.</text:p>
      <text:p text:style-name="P3">Es difícil escribir un caso de prueba para un requisito deficiente.</text:p>
      <text:p text:style-name="P3">La programación con prueba primero es una de las prácticas de software más beneficiosas que han surgido en la última década y es un buen enfoque general.</text:p>
      <text:p text:style-name="P3"/>
      <text:p text:style-name="P3">**Limitaciones de las pruebas de desarrollo:**</text:p>
      <text:p text:style-name="P3">Los desarrolladores tienden a probar si el código funciona (pruebas limpias) en lugar de probar todas las formas en que el código falla (pruebas sucias). Las organizaciones de pruebas inmaduras tienden a tener alrededor de cinco pruebas limpias por cada prueba sucia (creando 25 veces más pruebas sucias).</text:p>
      <text:p text:style-name="P3"/>
      <text:p text:style-name="P3">Las pruebas de desarrollo tienden a tener una visión optimista de la cobertura de pruebas.</text:p>
      <text:p text:style-name="P3"/>
      <text:p text:style-name="P3">Un estándar de cobertura mejor es cumplir con lo que se llama "cobertura de ramas del 100%".</text:p>
      <text:p text:style-name="P3"/>
      <text:p text:style-name="P3">Por valiosas que sean las pruebas de desarrollo, no son suficientes para proporcionar una garantía de calidad adecuada por sí solas y deben complementarse con otras prácticas, incluidas pruebas independientes y técnicas de construcción colaborativa.</text:p>
      <text:p text:style-name="P3"/>
      <text:p text:style-name="P3"><text:soft-page-break/>**¿Por qué no es posible probar que un programa es correcto mediante pruebas?**</text:p>
      <text:p text:style-name="P3">Para usar pruebas para probar que un programa funciona, tendrías que probar cada valor de entrada concebible para el programa y cada combinación concebible de valores de entrada. Incluso para programas simples, semejante tarea sería masivamente prohibitiva.</text:p>
      <text:p text:style-name="P3"/>
      <text:p text:style-name="P3">**Pruebas incompletas**</text:p>
      <text:p text:style-name="P3">Dado que las pruebas exhaustivas son imposibles, prácticamente hablando, el arte de las pruebas es el de elegir los casos de prueba más probables de encontrar errores.</text:p>
      <text:p text:style-name="P3">La forma más fácil de asegurarte de que has cubierto todas las bases es calcular el número de rutas a través del programa y luego desarrollar el número mínimo de casos de prueba que ejerciten cada ruta a través del programa.</text:p>
      <text:p text:style-name="P3"/>
      <text:p text:style-name="P3">**Pruebas estructuradas de base**</text:p>
      <text:p text:style-name="P3">Si utilizas pruebas de cobertura de código o cobertura de lógica, podrías crear muchos más casos de prueba de los que necesitarías para cubrir la misma lógica con pruebas estructuradas de base.</text:p>
      <text:p text:style-name="P3">Comienza con 1 para el camino recto a través de la rutina. Añade 1 por cada una de las siguientes palabras clave, o sus equivalentes: si, mientras, repetir, para, y, y o. Añade 1 por cada caso en una declaración de caso. Si la declaración de caso no tiene un caso predeterminado, añade 1 más.</text:p>
      <text:p text:style-name="P3">La facilidad de prueba es otra buena razón para mantener tus rutinas cortas y tus expresiones booleanas simples.</text:p>
      <text:p text:style-name="P3"/>
      <text:p text:style-name="P3">**Escrito con StackEd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2:44:35.319000000</meta:creation-date>
    <dc:date>2024-05-03T12:48:00.564000000</dc:date>
    <meta:editing-duration>PT3M25S</meta:editing-duration>
    <meta:editing-cycles>1</meta:editing-cycles>
    <meta:document-statistic meta:table-count="0" meta:image-count="0" meta:object-count="0" meta:page-count="4" meta:paragraph-count="54" meta:word-count="1336" meta:character-count="8212" meta:non-whitespace-character-count="6932"/>
    <meta:generator>LibreOffice/24.2.2.2$Windows_X86_64 LibreOffice_project/d56cc158d8a96260b836f100ef4b4ef25d6f1a01</meta:generator>
  </office:meta>
</office:document-meta>
</file>